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237.56mm" svg:y="0.53mm">
            <loext:p draw:notify-on-update-of-ranges="Hoja1.H2:Hoja1.H9 Hoja1.B1:Hoja1.B1 Hoja1.B2:Hoja1.B9 Hoja1.C1:Hoja1.C1 Hoja1.C2:Hoja1.C9 Hoja1.D1:Hoja1.D1 Hoja1.D2:Hoja1.D9 Hoja1.E1:Hoja1.E1 Hoja1.E2:Hoja1.E9 Hoja1.F1:Hoja1.F1 Hoja1.F2:Hoja1.F9 Hoja1.G1:Hoja1.G1 Hoja1.G2:Hoja1.G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0.38mm" svg:y="258.11mm">
            <loext:p draw:notify-on-update-of-ranges="Hoja1.C60:Hoja1.C60 Hoja1.C61:Hoja1.C70 Hoja1.D60:Hoja1.D60 Hoja1.D61:Hoja1.D7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61.39mm" svg:y="258.11mm">
            <loext:p draw:notify-on-update-of-ranges="Hoja1.D60:Hoja1.D60 Hoja1.D61:Hoja1.D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9.92mm" svg:height="90.04mm" svg:x="262.04mm" svg:y="124.31mm">
            <loext:p draw:notify-on-update-of-ranges="Hoja1.B41:Hoja1.B45 Hoja1.C40:Hoja1.C40 Hoja1.C41:Hoja1.C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59.99mm" svg:height="89.99mm" svg:x="425.6mm" svg:y="124.78mm">
            <loext:p draw:notify-on-update-of-ranges="Hoja1.B41:Hoja1.B45 Hoja1.C32:Hoja1.C32 Hoja1.C33:Hoja1.C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draw:text-style-name="P1" svg:width="159.99mm" svg:height="89.99mm" svg:x="104.66mm" svg:y="127.44mm">
            <loext:p draw:notify-on-update-of-ranges="Hoja1.B42:Hoja1.B45 Hoja1.D32:Hoja1.D33 Hoja1.D34:Hoja1.D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0.09mm" svg:height="90.05mm" svg:x="186.24mm" svg:y="356.19mm">
            <loext:p draw:notify-on-update-of-ranges="Hoja1.B83:Hoja1.B85 Hoja1.C83:Hoja1.C85 Hoja1.C88:Hoja1.C9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57.92mm" svg:y="495.75mm">
            <loext:p draw:notify-on-update-of-ranges="Hoja1.B112:Hoja1.B115 Hoja1.C111:Hoja1.C111 Hoja1.C112:Hoja1.C1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321.52mm" svg:y="496.38mm">
            <loext:p draw:notify-on-update-of-ranges="Hoja1.B112:Hoja1.B115 Hoja1.D111:Hoja1.D111 Hoja1.D112:Hoja1.D11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486.29mm" svg:y="496.65mm">
            <loext:p draw:notify-on-update-of-ranges="Hoja1.E111:Hoja1.E111 Hoja1.E112:Hoja1.E1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349.79mm" svg:y="355.33mm">
            <loext:p draw:notify-on-update-of-ranges="Hoja1.B93:Hoja1.B98 Hoja1.C92:Hoja1.C92 Hoja1.C93:Hoja1.C9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514.75mm" svg:y="354mm">
            <loext:p draw:notify-on-update-of-ranges="Hoja1.B93:Hoja1.B98 Hoja1.D92:Hoja1.D92 Hoja1.D93:Hoja1.D9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679mm" svg:y="353.73mm">
            <loext:p draw:notify-on-update-of-ranges="Hoja1.C87:Hoja1.C87 Hoja1.C88:Hoja1.C9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842.83mm" svg:y="353.74mm">
            <loext:p draw:notify-on-update-of-ranges="Hoja1.B88:Hoja1.B90 Hoja1.E87:Hoja1.E87 Hoja1.E88:Hoja1.E9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1005.94mm" svg:y="353.74mm">
            <loext:p draw:notify-on-update-of-ranges="Hoja1.B83:Hoja1.B85 Hoja1.E82:Hoja1.E82 Hoja1.E83:Hoja1.E8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846mm" svg:y="452.37mm">
            <loext:p draw:notify-on-update-of-ranges="Hoja1.B88:Hoja1.B90 Hoja1.E88:Hoja1.E90 Hoja1.E83:Hoja1.E85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9.99mm" svg:height="89.99mm" svg:x="184.95mm" svg:y="624.31mm">
            <loext:p draw:notify-on-update-of-ranges="Hoja1.B151:Hoja1.B163 Hoja1.C150:Hoja1.C150 Hoja1.C151:Hoja1.C16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9.99mm" svg:height="89.99mm" svg:x="169.01mm" svg:y="727.47mm">
            <loext:p draw:notify-on-update-of-ranges="Hoja1.B151:Hoja1.B163 Hoja1.B150:Hoja1.B150 Hoja1.B151:Hoja1.B163 Hoja1.C150:Hoja1.C150 Hoja1.C151:Hoja1.C16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59.99mm" svg:height="89.99mm" svg:x="66.16mm" svg:y="827.07mm">
            <loext:p draw:notify-on-update-of-ranges="Hoja1.B157:Hoja1.B161 Hoja1.C150:Hoja1.C150 Hoja1.C157:Hoja1.C161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159.99mm" svg:height="89.99mm" svg:x="103.55mm" svg:y="994.33mm">
            <loext:p draw:notify-on-update-of-ranges="Hoja1.B209:Hoja1.B214 Hoja1.C208:Hoja1.C208 Hoja1.C209:Hoja1.C214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In Data</text:p>
          </table:table-cell>
          <table:table-cell office:value-type="string" calcext:value-type="string">
            <text:p>In Off</text:p>
          </table:table-cell>
          <table:table-cell office:value-type="string" calcext:value-type="string">
            <text:p>In Agr</text:p>
          </table:table-cell>
          <table:table-cell office:value-type="string" calcext:value-type="string">
            <text:p>Out Data</text:p>
          </table:table-cell>
          <table:table-cell office:value-type="string" calcext:value-type="string">
            <text:p>Out Off</text:p>
          </table:table-cell>
          <table:table-cell office:value-type="string" calcext:value-type="string">
            <text:p>Out Agr</text:p>
          </table:table-cell>
          <table:table-cell office:value-type="string" calcext:value-type="string">
            <text:p>In Ass/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1666" calcext:value-type="float">
            <text:p>0,1666</text:p>
          </table:table-cell>
          <table:table-cell office:value-type="float" office:value="0.6666" calcext:value-type="float">
            <text:p>0,6666</text:p>
          </table:table-cell>
          <table:table-cell table:number-columns-repeated="2" office:value-type="float" office:value="0.1666" calcext:value-type="float">
            <text:p>0,1666</text:p>
          </table:table-cell>
          <table:table-cell office:value-type="float" office:value="0.6619" calcext:value-type="float">
            <text:p>0,66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3333" calcext:value-type="float">
            <text:p>0,3333</text:p>
          </table:table-cell>
          <table:table-cell office:value-type="float" office:value="1.3333" calcext:value-type="float">
            <text:p>1,3333</text:p>
          </table:table-cell>
          <table:table-cell table:number-columns-repeated="2" office:value-type="float" office:value="0.3315" calcext:value-type="float">
            <text:p>0,3315</text:p>
          </table:table-cell>
          <table:table-cell office:value-type="float" office:value="1.3246" calcext:value-type="float">
            <text:p>1,32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8333" calcext:value-type="float">
            <text:p>0,8333</text:p>
          </table:table-cell>
          <table:table-cell table:style-name="ce2" office:value-type="float" office:value="3.3333" calcext:value-type="float">
            <text:p>3,3333</text:p>
          </table:table-cell>
          <table:table-cell table:number-columns-repeated="2" office:value-type="float" office:value="0.8255" calcext:value-type="float">
            <text:p>0,8255</text:p>
          </table:table-cell>
          <table:table-cell office:value-type="float" office:value="3.2957" calcext:value-type="float">
            <text:p>3,295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009" calcext:value-type="float">
            <text:p>0,9009</text:p>
          </table:table-cell>
          <table:table-cell office:value-type="float" office:value="3.6036" calcext:value-type="float">
            <text:p>3,6036</text:p>
          </table:table-cell>
          <table:table-cell table:number-columns-repeated="2" office:value-type="float" office:value="0.8897" calcext:value-type="float">
            <text:p>0,8897</text:p>
          </table:table-cell>
          <table:table-cell office:value-type="float" office:value="3.5541" calcext:value-type="float">
            <text:p>3,5541</text:p>
          </table:table-cell>
          <table:table-cell office:value-type="float" office:value="5.4" calcext:value-type="float">
            <text:p>5,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9523" calcext:value-type="float">
            <text:p>0,9523</text:p>
          </table:table-cell>
          <table:table-cell office:value-type="float" office:value="3.8095" calcext:value-type="float">
            <text:p>3,8095</text:p>
          </table:table-cell>
          <table:table-cell office:value-type="float" office:value="0.4833" calcext:value-type="float">
            <text:p>0,4833</text:p>
          </table:table-cell>
          <table:table-cell office:value-type="float" office:value="0.4817" calcext:value-type="float">
            <text:p>0,4817</text:p>
          </table:table-cell>
          <table:table-cell office:value-type="float" office:value="1.9219" calcext:value-type="float">
            <text:p>1,9219</text:p>
          </table:table-cell>
          <table:table-cell office:value-type="float" office:value="5.71" calcext:value-type="float">
            <text:p>5,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.0416" calcext:value-type="float">
            <text:p>1,0416</text:p>
          </table:table-cell>
          <table:table-cell office:value-type="float" office:value="4.1666" calcext:value-type="float">
            <text:p>4,1666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0973" calcext:value-type="float">
            <text:p>0,0973</text:p>
          </table:table-cell>
          <table:table-cell office:value-type="float" office:value="0.3826" calcext:value-type="float">
            <text:p>0,3826</text:p>
          </table:table-cell>
          <table:table-cell office:value-type="float" office:value="6.25" calcext:value-type="float">
            <text:p>6,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.1111" calcext:value-type="float">
            <text:p>1,1111</text:p>
          </table:table-cell>
          <table:table-cell office:value-type="float" office:value="4.4444" calcext:value-type="float">
            <text:p>4,4444</text:p>
          </table:table-cell>
          <table:table-cell table:number-columns-repeated="2" office:value-type="float" office:value="0.0546" calcext:value-type="float">
            <text:p>0,0546</text:p>
          </table:table-cell>
          <table:table-cell office:value-type="float" office:value="0.2171" calcext:value-type="float">
            <text:p>0,2171</text:p>
          </table:table-cell>
          <table:table-cell office:value-type="float" office:value="6.66" calcext:value-type="float">
            <text:p>6,6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.6666" calcext:value-type="float">
            <text:p>1,6666</text:p>
          </table:table-cell>
          <table:table-cell office:value-type="float" office:value="6.6666" calcext:value-type="float">
            <text:p>6,6666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1022" calcext:value-type="float">
            <text:p>0,102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rougput</text:p>
          </table:table-cell>
          <table:table-cell office:value-type="string" calcext:value-type="string">
            <text:p>Jitt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.28396" calcext:value-type="float">
            <text:p>4,283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62865" calcext:value-type="float">
            <text:p>8,62865</text:p>
          </table:table-cell>
          <table:table-cell office:value-type="float" office:value="237.57" calcext:value-type="float">
            <text:p>237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.478" calcext:value-type="float">
            <text:p>10,478</text:p>
          </table:table-cell>
          <table:table-cell office:value-type="float" office:value="275.194" calcext:value-type="float">
            <text:p>275,1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.8618" calcext:value-type="float">
            <text:p>11,8618</text:p>
          </table:table-cell>
          <table:table-cell office:value-type="float" office:value="342.772" calcext:value-type="float">
            <text:p>342,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.2992" calcext:value-type="float">
            <text:p>12,2992</text:p>
          </table:table-cell>
          <table:table-cell office:value-type="float" office:value="650.735" calcext:value-type="float">
            <text:p>650,73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 Assets</text:p>
          </table:table-cell>
          <table:table-cell office:value-type="string" calcext:value-type="string">
            <text:p>Latency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67675" calcext:value-type="float">
            <text:p>1,676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.63516" calcext:value-type="float">
            <text:p>4,635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" office:value-type="float" office:value="8.87916" calcext:value-type="float">
            <text:p>8,879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7.2437" calcext:value-type="float">
            <text:p>17,24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34.1798" calcext:value-type="float">
            <text:p>34,1798</text:p>
          </table:table-cell>
          <table:table-cell table:number-columns-repeated="9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Agnostic test Id</text:p>
          </table:table-cell>
          <table:table-cell office:value-type="string" calcext:value-type="string">
            <text:p>In Asset</text:p>
          </table:table-cell>
          <table:table-cell office:value-type="string" calcext:value-type="string">
            <text:p>Out Asset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9731" calcext:value-type="float">
            <text:p>0,9973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98889" calcext:value-type="float">
            <text:p>1,9888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.98405" calcext:value-type="float">
            <text:p>2,9840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96155" calcext:value-type="float">
            <text:p>3,9615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.95071" calcext:value-type="float">
            <text:p>4,9507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.93435" calcext:value-type="float">
            <text:p>5,9343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.94563" calcext:value-type="float">
            <text:p>6,9456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7.85265" calcext:value-type="float">
            <text:p>7,8526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.48396" calcext:value-type="float">
            <text:p>0,4839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3977" calcext:value-type="float">
            <text:p>0,3977</text:p>
          </table:table-cell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/>
          <table:table-cell office:value-type="string" calcext:value-type="string">
            <text:p>BigchainDB Sending 10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 Of Threads</text:p>
          </table:table-cell>
          <table:table-cell office:value-type="string" calcext:value-type="string">
            <text:p>Tx/s</text:p>
          </table:table-cell>
          <table:table-cell office:value-type="string" calcext:value-type="string">
            <text:p>Jitter</text:p>
          </table:table-cell>
          <table:table-cell office:value-type="string" calcext:value-type="string">
            <text:p>Thread Latency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.3566" calcext:value-type="float">
            <text:p>50,3566</text:p>
          </table:table-cell>
          <table:table-cell/>
          <table:table-cell office:value-type="float" office:value="198.5834" calcext:value-type="float">
            <text:p>198,58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2.958" calcext:value-type="float">
            <text:p>152,958</text:p>
          </table:table-cell>
          <table:table-cell office:value-type="float" office:value="0.148688" calcext:value-type="float">
            <text:p>0,148688</text:p>
          </table:table-cell>
          <table:table-cell office:value-type="float" office:value="65.16513" calcext:value-type="float">
            <text:p>65,165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0.904" calcext:value-type="float">
            <text:p>260,904</text:p>
          </table:table-cell>
          <table:table-cell office:value-type="float" office:value="0.27874" calcext:value-type="float">
            <text:p>0,27874</text:p>
          </table:table-cell>
          <table:table-cell office:value-type="float" office:value="38.07361" calcext:value-type="float">
            <text:p>38,073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gchainDB Sending 1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 Of Threads</text:p>
          </table:table-cell>
          <table:table-cell office:value-type="string" calcext:value-type="string">
            <text:p>Tx/s</text:p>
          </table:table-cell>
          <table:table-cell office:value-type="string" calcext:value-type="string">
            <text:p>Jitter</text:p>
          </table:table-cell>
          <table:table-cell office:value-type="string" calcext:value-type="string">
            <text:p>Thread Latency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.6002" calcext:value-type="float">
            <text:p>50,6002</text:p>
          </table:table-cell>
          <table:table-cell/>
          <table:table-cell office:value-type="float" office:value="19.76273" calcext:value-type="float">
            <text:p>19,762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9.049" calcext:value-type="float">
            <text:p>159,049</text:p>
          </table:table-cell>
          <table:table-cell office:value-type="float" office:value="0.212883" calcext:value-type="float">
            <text:p>0,212883</text:p>
          </table:table-cell>
          <table:table-cell office:value-type="float" office:value="6.122092" calcext:value-type="float">
            <text:p>6,1220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2.907" calcext:value-type="float">
            <text:p>262,907</text:p>
          </table:table-cell>
          <table:table-cell office:value-type="float" office:value="0.061554" calcext:value-type="float">
            <text:p>0,061554</text:p>
          </table:table-cell>
          <table:table-cell office:value-type="float" office:value="3.732231" calcext:value-type="float">
            <text:p>3,7322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gchainDB Increasing N. T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 Of Transactions</text:p>
          </table:table-cell>
          <table:table-cell office:value-type="string" calcext:value-type="string">
            <text:p>Tx/s</text:p>
          </table:table-cell>
          <table:table-cell office:value-type="string" calcext:value-type="string">
            <text:p>Thread Latency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.6002" calcext:value-type="float">
            <text:p>50,6002</text:p>
          </table:table-cell>
          <table:table-cell office:value-type="float" office:value="19.76273" calcext:value-type="float">
            <text:p>19,76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40.093" calcext:value-type="float">
            <text:p>140,093</text:p>
          </table:table-cell>
          <table:table-cell office:value-type="float" office:value="28.41914" calcext:value-type="float">
            <text:p>28,41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67.513" calcext:value-type="float">
            <text:p>167,513</text:p>
          </table:table-cell>
          <table:table-cell office:value-type="float" office:value="47.07708" calcext:value-type="float">
            <text:p>47,077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0.3566" calcext:value-type="float">
            <text:p>50,3566</text:p>
          </table:table-cell>
          <table:table-cell office:value-type="float" office:value="198.5834" calcext:value-type="float">
            <text:p>198,58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98.0985" calcext:value-type="float">
            <text:p>98,0985</text:p>
          </table:table-cell>
          <table:table-cell office:value-type="float" office:value="407.2763" calcext:value-type="float">
            <text:p>407,2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159.453" calcext:value-type="float">
            <text:p>159,453</text:p>
          </table:table-cell>
          <table:table-cell office:value-type="float" office:value="499.7915" calcext:value-type="float">
            <text:p>499,7915</text:p>
          </table:table-cell>
          <table:table-cell table:number-columns-repeated="8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 Of Transaction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Jitter </text:p>
          </table:table-cell>
          <table:table-cell office:value-type="string" calcext:value-type="string">
            <text:p>Avg latency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307" calcext:value-type="float">
            <text:p>0,01307</text:p>
          </table:table-cell>
          <table:table-cell office:value-type="float" office:value="152.4086" calcext:value-type="float">
            <text:p>152,4086</text:p>
          </table:table-cell>
          <table:table-cell office:value-type="float" office:value="579.9919" calcext:value-type="float">
            <text:p>579,99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1971" calcext:value-type="float">
            <text:p>0,21971</text:p>
          </table:table-cell>
          <table:table-cell office:value-type="float" office:value="15.5869" calcext:value-type="float">
            <text:p>15,5869</text:p>
          </table:table-cell>
          <table:table-cell office:value-type="float" office:value="40.78209" calcext:value-type="float">
            <text:p>40,78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66121" calcext:value-type="float">
            <text:p>0,66121</text:p>
          </table:table-cell>
          <table:table-cell office:value-type="float" office:value="35.85039" calcext:value-type="float">
            <text:p>35,85039</text:p>
          </table:table-cell>
          <table:table-cell office:value-type="float" office:value="93.01269" calcext:value-type="float">
            <text:p>93,012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985" calcext:value-type="float">
            <text:p>0,11985</text:p>
          </table:table-cell>
          <table:table-cell office:value-type="float" office:value="238.4201" calcext:value-type="float">
            <text:p>238,4201</text:p>
          </table:table-cell>
          <table:table-cell office:value-type="float" office:value="392.5197" calcext:value-type="float">
            <text:p>392,5197</text:p>
          </table:table-cell>
          <table:table-cell table:number-columns-repeated="7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string" calcext:value-type="string">
            <text:p>FIXIT! In ms, not sec!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 In Queries/s</text:p>
          </table:table-cell>
          <table:table-cell office:value-type="string" calcext:value-type="string">
            <text:p>AVG Out Queries/s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8.616360362" calcext:value-type="float">
            <text:p>38,6163603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8.699692206" calcext:value-type="float">
            <text:p>78,6996922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60.872184636" calcext:value-type="float">
            <text:p>160,8721846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92.767649213" calcext:value-type="float">
            <text:p>492,7676492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Queries/s</text:p>
          </table:table-cell>
          <table:table-cell office:value-type="string" calcext:value-type="string">
            <text:p>Out Queries/s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2750" calcext:value-type="float">
            <text:p>27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890.2" calcext:value-type="float">
            <text:p>2890,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float" office:value="2909.4" calcext:value-type="float">
            <text:p>2909,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2926.7" calcext:value-type="float">
            <text:p>2926,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2970" calcext:value-type="float">
            <text:p>297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3013.2" calcext:value-type="float">
            <text:p>3013,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087" calcext:value-type="float">
            <text:p>30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326" calcext:value-type="float">
            <text:p>3326</text:p>
          </table:table-cell>
          <table:table-cell table:number-columns-repeated="9"/>
        </table:table-row>
        <table:table-row table:style-name="ro1" table:number-rows-repeated="4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PI Data Updates Maximum Loa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Updates/s</text:p>
          </table:table-cell>
          <table:table-cell office:value-type="string" calcext:value-type="string">
            <text:p>Out Updates/s</text:p>
          </table:table-cell>
          <table:table-cell office:value-type="string" calcext:value-type="string">
            <text:p>% Success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.33" calcext:value-type="float">
            <text:p>0,33</text:p>
          </table:table-cell>
          <table:table-cell table:formula="of:=[.C209]/[.B209]*100" office:value-type="float" office:value="100" calcext:value-type="float">
            <text:p>100</text:p>
          </table:table-cell>
          <table:table-cell office:value-type="string" calcext:value-type="string">
            <text:p>(1 cada 3 seg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.4" calcext:value-type="float">
            <text:p>0,4</text:p>
          </table:table-cell>
          <table:table-cell table:formula="of:=[.C210]/[.B210]*100" office:value-type="float" office:value="100" calcext:value-type="float">
            <text:p>100</text:p>
          </table:table-cell>
          <table:table-cell office:value-type="string" calcext:value-type="string">
            <text:p>(1 cada 2.5 seg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.5" calcext:value-type="float">
            <text:p>0,5</text:p>
          </table:table-cell>
          <table:table-cell table:formula="of:=[.C211]/[.B211]*100" office:value-type="float" office:value="100" calcext:value-type="float">
            <text:p>100</text:p>
          </table:table-cell>
          <table:table-cell office:value-type="string" calcext:value-type="string">
            <text:p>(1 cada 2 se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512073548" calcext:value-type="float">
            <text:p>0,512073548</text:p>
          </table:table-cell>
          <table:table-cell table:formula="of:=[.C212]/[.B212]*100" office:value-type="float" office:value="77.5869012121212" calcext:value-type="float">
            <text:p>77,5869012121</text:p>
          </table:table-cell>
          <table:table-cell office:value-type="string" calcext:value-type="string">
            <text:p>(1 cada 1.5 se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29392415" calcext:value-type="float">
            <text:p>0,529392415</text:p>
          </table:table-cell>
          <table:table-cell table:formula="of:=[.C213]/[.B213]*100" office:value-type="float" office:value="52.9392415" calcext:value-type="float">
            <text:p>52,93924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73159065" calcext:value-type="float">
            <text:p>0,573159065</text:p>
          </table:table-cell>
          <table:table-cell table:formula="of:=[.C214]/[.B214]*100" office:value-type="float" office:value="28.65795325" calcext:value-type="float">
            <text:p>28,65795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80633881" calcext:value-type="float">
            <text:p>0,580633881</text:p>
          </table:table-cell>
          <table:table-cell table:formula="of:=[.C215]/[.B215]*100" office:value-type="float" office:value="14.515847025" calcext:value-type="float">
            <text:p>14,515847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71217661" calcext:value-type="float">
            <text:p>0,571217661</text:p>
          </table:table-cell>
          <table:table-cell table:formula="of:=[.C216]/[.B216]*100" office:value-type="float" office:value="7.1402207625" calcext:value-type="float">
            <text:p>7,14022076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 style:data-style-name="N2" text:time-value="11:39:26.1773082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9:22:15.237582464</meta:creation-date>
    <dc:date>2019-05-10T17:33:02.058166404</dc:date>
    <meta:editing-duration>PT11H23M28S</meta:editing-duration>
    <meta:editing-cycles>27</meta:editing-cycles>
    <meta:generator>LibreOffice/5.1.6.2$Linux_X86_64 LibreOffice_project/10m0$Build-2</meta:generator>
    <meta:document-statistic meta:table-count="1" meta:cell-count="289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cm" svg:y="0.316cm" chart:style-name="ch2">
          <text:p>Hyperledger Maximum Load Normal Behaviour</text:p>
        </chart:title>
        <chart:legend chart:legend-position="end" svg:x="13.28cm" svg:y="2.956cm" style:legend-expansion="high" chart:style-name="ch3"/>
        <chart:plot-area chart:style-name="ch4" table:cell-range-address="Hoja1.G2:Hoja1.H9 Hoja1.B1:Hoja1.F9 Hoja1.G1:Hoja1.G1" chart:data-source-has-labels="both" svg:x="1.331cm" svg:y="1.275cm" svg:width="11.629cm" svg:height="6.564cm">
          <chartooo:coordinate-region svg:x="1.767cm" svg:y="1.474cm" svg:width="11.006cm" svg:height="5.718cm"/>
          <chart:axis chart:dimension="x" chart:name="primary-x" chart:style-name="ch5" chartooo:axis-type="text">
            <chart:title svg:x="6.188cm" svg:y="8.019cm" chart:style-name="ch6">
              <text:p>Input Asset/s</text:p>
            </chart:title>
            <chart:categories table:cell-range-address="Hoja1.H2:Hoja1.H9"/>
          </chart:axis>
          <chart:axis chart:dimension="y" chart:name="primary-y" chart:style-name="ch5">
            <chart:title svg:x="0.451cm" svg:y="5.633cm" chart:style-name="ch7">
              <text:p>Output Asset/s</text:p>
            </chart:title>
            <chart:grid chart:style-name="ch8" chart:class="major"/>
          </chart:axis>
          <chart:series chart:style-name="ch9" chart:values-cell-range-address="Hoja1.B2:Hoja1.B9" chart:label-cell-address="Hoja1.B1:Hoja1.B1" chart:class="chart:line">
            <chart:data-point chart:repeated="8"/>
          </chart:series>
          <chart:series chart:style-name="ch10" chart:values-cell-range-address="Hoja1.C2:Hoja1.C9" chart:label-cell-address="Hoja1.C1:Hoja1.C1" chart:class="chart:line">
            <chart:data-point chart:repeated="8"/>
          </chart:series>
          <chart:series chart:style-name="ch11" chart:values-cell-range-address="Hoja1.D2:Hoja1.D9" chart:label-cell-address="Hoja1.D1:Hoja1.D1" chart:class="chart:line">
            <chart:data-point chart:repeated="8"/>
          </chart:series>
          <chart:series chart:style-name="ch12" chart:values-cell-range-address="Hoja1.E2:Hoja1.E9" chart:label-cell-address="Hoja1.E1:Hoja1.E1" chart:class="chart:line">
            <chart:data-point chart:repeated="8"/>
          </chart:series>
          <chart:series chart:style-name="ch13" chart:values-cell-range-address="Hoja1.F2:Hoja1.F9" chart:label-cell-address="Hoja1.F1:Hoja1.F1" chart:class="chart:line">
            <chart:data-point chart:repeated="8"/>
          </chart:series>
          <chart:series chart:style-name="ch14" chart:values-cell-range-address="Hoja1.G2:Hoja1.G9" chart:label-cell-address="Hoja1.G1:Hoja1.G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Data</text:p>
                <draw:g>
                  <svg:desc>Hoja1.B1:Hoja1.B1</svg:desc>
                </draw:g>
              </table:table-cell>
              <table:table-cell office:value-type="string">
                <text:p>In Off</text:p>
                <draw:g>
                  <svg:desc>Hoja1.C1:Hoja1.C1</svg:desc>
                </draw:g>
              </table:table-cell>
              <table:table-cell office:value-type="string">
                <text:p>In Agr</text:p>
                <draw:g>
                  <svg:desc>Hoja1.D1:Hoja1.D1</svg:desc>
                </draw:g>
              </table:table-cell>
              <table:table-cell office:value-type="string">
                <text:p>Out Data</text:p>
                <draw:g>
                  <svg:desc>Hoja1.E1:Hoja1.E1</svg:desc>
                </draw:g>
              </table:table-cell>
              <table:table-cell office:value-type="string">
                <text:p>Out Off</text:p>
                <draw:g>
                  <svg:desc>Hoja1.F1:Hoja1.F1</svg:desc>
                </draw:g>
              </table:table-cell>
              <table:table-cell office:value-type="string">
                <text:p>Out Agr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H2:Hoja1.H9</svg:desc>
                </draw:g>
              </table:table-cell>
              <table:table-cell office:value-type="float" office:value="0.1666">
                <text:p>0.1666</text:p>
                <draw:g>
                  <svg:desc>Hoja1.B2:Hoja1.B9</svg:desc>
                </draw:g>
              </table:table-cell>
              <table:table-cell office:value-type="float" office:value="0.1666">
                <text:p>0.1666</text:p>
                <draw:g>
                  <svg:desc>Hoja1.C2:Hoja1.C9</svg:desc>
                </draw:g>
              </table:table-cell>
              <table:table-cell office:value-type="float" office:value="0.6666">
                <text:p>0.6666</text:p>
                <draw:g>
                  <svg:desc>Hoja1.D2:Hoja1.D9</svg:desc>
                </draw:g>
              </table:table-cell>
              <table:table-cell office:value-type="float" office:value="0.1666">
                <text:p>0.1666</text:p>
                <draw:g>
                  <svg:desc>Hoja1.E2:Hoja1.E9</svg:desc>
                </draw:g>
              </table:table-cell>
              <table:table-cell office:value-type="float" office:value="0.1666">
                <text:p>0.1666</text:p>
                <draw:g>
                  <svg:desc>Hoja1.F2:Hoja1.F9</svg:desc>
                </draw:g>
              </table:table-cell>
              <table:table-cell office:value-type="float" office:value="0.6619">
                <text:p>0.6619</text:p>
                <draw:g>
                  <svg:desc>Hoja1.G2:Hoja1.G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1.3333">
                <text:p>1.3333</text:p>
              </table:table-cell>
              <table:table-cell office:value-type="float" office:value="0.3315">
                <text:p>0.3315</text:p>
              </table:table-cell>
              <table:table-cell office:value-type="float" office:value="0.3315">
                <text:p>0.3315</text:p>
              </table:table-cell>
              <table:table-cell office:value-type="float" office:value="1.3246">
                <text:p>1.32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3.3333">
                <text:p>3.3333</text:p>
              </table:table-cell>
              <table:table-cell office:value-type="float" office:value="0.8255">
                <text:p>0.8255</text:p>
              </table:table-cell>
              <table:table-cell office:value-type="float" office:value="0.8255">
                <text:p>0.8255</text:p>
              </table:table-cell>
              <table:table-cell office:value-type="float" office:value="3.2957">
                <text:p>3.295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9009">
                <text:p>0.9009</text:p>
              </table:table-cell>
              <table:table-cell office:value-type="float" office:value="0.9009">
                <text:p>0.9009</text:p>
              </table:table-cell>
              <table:table-cell office:value-type="float" office:value="3.6036">
                <text:p>3.6036</text:p>
              </table:table-cell>
              <table:table-cell office:value-type="float" office:value="0.8897">
                <text:p>0.8897</text:p>
              </table:table-cell>
              <table:table-cell office:value-type="float" office:value="0.8897">
                <text:p>0.8897</text:p>
              </table:table-cell>
              <table:table-cell office:value-type="float" office:value="3.5541">
                <text:p>3.5541</text:p>
              </table:table-cell>
            </table:table-row>
            <table:table-row>
              <table:table-cell office:value-type="float" office:value="5.71">
                <text:p>5.71</text:p>
              </table:table-cell>
              <table:table-cell office:value-type="float" office:value="0.9523">
                <text:p>0.9523</text:p>
              </table:table-cell>
              <table:table-cell office:value-type="float" office:value="0.9523">
                <text:p>0.9523</text:p>
              </table:table-cell>
              <table:table-cell office:value-type="float" office:value="3.8095">
                <text:p>3.8095</text:p>
              </table:table-cell>
              <table:table-cell office:value-type="float" office:value="0.4833">
                <text:p>0.4833</text:p>
              </table:table-cell>
              <table:table-cell office:value-type="float" office:value="0.4817">
                <text:p>0.4817</text:p>
              </table:table-cell>
              <table:table-cell office:value-type="float" office:value="1.9219">
                <text:p>1.9219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1.0416">
                <text:p>1.0416</text:p>
              </table:table-cell>
              <table:table-cell office:value-type="float" office:value="1.0416">
                <text:p>1.0416</text:p>
              </table:table-cell>
              <table:table-cell office:value-type="float" office:value="4.1666">
                <text:p>4.1666</text:p>
              </table:table-cell>
              <table:table-cell office:value-type="float" office:value="0.1006">
                <text:p>0.1006</text:p>
              </table:table-cell>
              <table:table-cell office:value-type="float" office:value="0.0973">
                <text:p>0.0973</text:p>
              </table:table-cell>
              <table:table-cell office:value-type="float" office:value="0.3826">
                <text:p>0.3826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1.1111">
                <text:p>1.1111</text:p>
              </table:table-cell>
              <table:table-cell office:value-type="float" office:value="1.1111">
                <text:p>1.1111</text:p>
              </table:table-cell>
              <table:table-cell office:value-type="float" office:value="4.4444">
                <text:p>4.4444</text:p>
              </table:table-cell>
              <table:table-cell office:value-type="float" office:value="0.0546">
                <text:p>0.0546</text:p>
              </table:table-cell>
              <table:table-cell office:value-type="float" office:value="0.0546">
                <text:p>0.0546</text:p>
              </table:table-cell>
              <table:table-cell office:value-type="float" office:value="0.2171">
                <text:p>0.21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666">
                <text:p>1.6666</text:p>
              </table:table-cell>
              <table:table-cell office:value-type="float" office:value="1.6666">
                <text:p>1.6666</text:p>
              </table:table-cell>
              <table:table-cell office:value-type="float" office:value="6.6666">
                <text:p>6.6666</text:p>
              </table:table-cell>
              <table:table-cell office:value-type="float" office:value="0.0313">
                <text:p>0.0313</text:p>
              </table:table-cell>
              <table:table-cell office:value-type="float" office:value="0.0296">
                <text:p>0.0296</text:p>
              </table:table-cell>
              <table:table-cell office:value-type="float" office:value="0.1022">
                <text:p>0.1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IOTA Average Latency</text:p>
        </chart:title>
        <chart:plot-area chart:style-name="ch3" table:cell-range-address="Hoja1.E111:Hoja1.E115" chart:data-source-has-labels="row" svg:x="1.331cm" svg:y="1.275cm" svg:width="14.349cm" svg:height="6.564cm">
          <chartooo:coordinate-region svg:x="2.138cm" svg:y="1.474cm" svg:width="13.448cm" svg:height="5.718cm"/>
          <chart:axis chart:dimension="x" chart:name="primary-x" chart:style-name="ch4">
            <chart:title svg:x="5.842cm" svg:y="8.019cm" chart:style-name="ch5">
              <text:p>Number of Transactions sent at once</text:p>
            </chart:title>
          </chart:axis>
          <chart:axis chart:dimension="y" chart:name="primary-y" chart:style-name="ch4">
            <chart:title svg:x="0.451cm" svg:y="6.043cm" chart:style-name="ch6">
              <text:p>Average Latency (s)</text:p>
            </chart:title>
            <chart:grid chart:style-name="ch7" chart:class="major"/>
          </chart:axis>
          <chart:series chart:style-name="ch8" chart:values-cell-range-address="Hoja1.E112:Hoja1.E115" chart:label-cell-address="Hoja1.E111:Hoja1.E11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latency</text:p>
                <draw:g>
                  <svg:desc>Hoja1.E111:Hoja1.E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9.9919">
                <text:p>579.9919</text:p>
                <draw:g>
                  <svg:desc>Hoja1.E112:Hoja1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78209">
                <text:p>40.78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.01269">
                <text:p>93.01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5197">
                <text:p>392.519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02cm" svg:y="0.316cm" chart:style-name="ch2">
          <text:p>BigchainDB Throughput</text:p>
        </chart:title>
        <chart:plot-area chart:style-name="ch3" table:cell-range-address="Hoja1.B93:Hoja1.C98 Hoja1.C92:Hoja1.C92" chart:data-source-has-labels="both" svg:x="1.331cm" svg:y="1.275cm" svg:width="14.349cm" svg:height="6.564cm">
          <chartooo:coordinate-region svg:x="1.952cm" svg:y="1.474cm" svg:width="13.078cm" svg:height="5.718cm"/>
          <chart:axis chart:dimension="x" chart:name="primary-x" chart:style-name="ch4" chartooo:axis-type="auto">
            <chartooo:date-scale/>
            <chart:title svg:x="6.41cm" svg:y="8.019cm" chart:style-name="ch5">
              <text:p>Number of Transactions sent</text:p>
            </chart:title>
            <chart:categories table:cell-range-address="Hoja1.B93:Hoja1.B98"/>
          </chart:axis>
          <chart:axis chart:dimension="y" chart:name="primary-y" chart:style-name="ch4">
            <chart:title svg:x="0.451cm" svg:y="5.884cm" chart:style-name="ch6">
              <text:p>Throughput (Tx/s)</text:p>
            </chart:title>
            <chart:grid chart:style-name="ch7" chart:class="major"/>
          </chart:axis>
          <chart:series chart:style-name="ch8" chart:values-cell-range-address="Hoja1.C93:Hoja1.C98" chart:label-cell-address="Hoja1.C92:Hoja1.C9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/s</text:p>
                <draw:g>
                  <svg:desc>Hoja1.C92:Hoja1.C9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B93:Hoja1.B98</svg:desc>
                </draw:g>
              </table:table-cell>
              <table:table-cell office:value-type="float" office:value="50.6002">
                <text:p>50.6002</text:p>
                <draw:g>
                  <svg:desc>Hoja1.C93:Hoja1.C98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0.093">
                <text:p>140.09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7.513">
                <text:p>167.5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0.3566">
                <text:p>50.356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98.0985">
                <text:p>98.098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9.453">
                <text:p>159.4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59cm" svg:y="0.316cm" chart:style-name="ch2">
          <text:p>BigchainDB Average Latency</text:p>
        </chart:title>
        <chart:plot-area chart:style-name="ch3" table:cell-range-address="Hoja1.B93:Hoja1.B98 Hoja1.D92:Hoja1.D98" chart:data-source-has-labels="both" svg:x="1.331cm" svg:y="1.275cm" svg:width="14.349cm" svg:height="6.564cm">
          <chartooo:coordinate-region svg:x="2.138cm" svg:y="1.474cm" svg:width="13.077cm" svg:height="5.718cm"/>
          <chart:axis chart:dimension="x" chart:name="primary-x" chart:style-name="ch4" chartooo:axis-type="auto">
            <chartooo:date-scale/>
            <chart:title svg:x="6.754cm" svg:y="8.019cm" chart:style-name="ch5">
              <text:p>Number of Transactions</text:p>
            </chart:title>
            <chart:categories table:cell-range-address="Hoja1.B93:Hoja1.B98"/>
          </chart:axis>
          <chart:axis chart:dimension="y" chart:name="primary-y" chart:style-name="ch4">
            <chart:title svg:x="0.451cm" svg:y="5.408cm" chart:style-name="ch6">
              <text:p>Latency (s)</text:p>
            </chart:title>
            <chart:grid chart:style-name="ch7" chart:class="major"/>
          </chart:axis>
          <chart:series chart:style-name="ch8" chart:values-cell-range-address="Hoja1.D93:Hoja1.D98" chart:label-cell-address="Hoja1.D92:Hoja1.D9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Latency</text:p>
                <draw:g>
                  <svg:desc>Hoja1.D92:Hoja1.D9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B93:Hoja1.B98</svg:desc>
                </draw:g>
              </table:table-cell>
              <table:table-cell office:value-type="float" office:value="19.76273">
                <text:p>19.76273</text:p>
                <draw:g>
                  <svg:desc>Hoja1.D93:Hoja1.D98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.41914">
                <text:p>28.4191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.07708">
                <text:p>47.077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8.5834">
                <text:p>198.583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7.2763">
                <text:p>407.276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99.7915">
                <text:p>499.79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41cm" svg:y="0.316cm" chart:style-name="ch2">
          <text:p>BigchainDB Sending 1000 Transactions</text:p>
        </chart:title>
        <chart:plot-area chart:style-name="ch3" table:cell-range-address="Hoja1.C87:Hoja1.C90" chart:data-source-has-labels="row" svg:x="1.331cm" svg:y="1.275cm" svg:width="14.349cm" svg:height="6.564cm">
          <chartooo:coordinate-region svg:x="2.138cm" svg:y="1.474cm" svg:width="13.448cm" svg:height="5.718cm"/>
          <chart:axis chart:dimension="x" chart:name="primary-x" chart:style-name="ch4">
            <chart:title svg:x="7.072cm" svg:y="8.019cm" chart:style-name="ch5">
              <text:p>Number of Threads</text:p>
            </chart:title>
          </chart:axis>
          <chart:axis chart:dimension="y" chart:name="primary-y" chart:style-name="ch4">
            <chart:title svg:x="0.451cm" svg:y="5.884cm" chart:style-name="ch6">
              <text:p>Throughput (Tx/s)</text:p>
            </chart:title>
            <chart:grid chart:style-name="ch7" chart:class="major"/>
          </chart:axis>
          <chart:series chart:style-name="ch8" chart:values-cell-range-address="Hoja1.C88:Hoja1.C90" chart:label-cell-address="Hoja1.C87:Hoja1.C8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/s</text:p>
                <draw:g>
                  <svg:desc>Hoja1.C87:Hoja1.C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6002">
                <text:p>50.6002</text:p>
                <draw:g>
                  <svg:desc>Hoja1.C88:Hoja1.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.049">
                <text:p>159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.907">
                <text:p>262.90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41cm" svg:y="0.316cm" chart:style-name="ch2">
          <text:p>BigchainDB Sending 1000 Transactions</text:p>
        </chart:title>
        <chart:plot-area chart:style-name="ch3" table:cell-range-address="Hoja1.B88:Hoja1.B90 Hoja1.E87:Hoja1.E90" chart:data-source-has-labels="both" svg:x="1.331cm" svg:y="1.275cm" svg:width="14.349cm" svg:height="6.564cm">
          <chartooo:coordinate-region svg:x="1.952cm" svg:y="1.474cm" svg:width="13.634cm" svg:height="5.718cm"/>
          <chart:axis chart:dimension="x" chart:name="primary-x" chart:style-name="ch4" chartooo:axis-type="auto">
            <chartooo:date-scale/>
            <chart:title svg:x="7.072cm" svg:y="8.019cm" chart:style-name="ch5">
              <text:p>Number of Threads</text:p>
            </chart:title>
            <chart:categories table:cell-range-address="Hoja1.B88:Hoja1.B90"/>
          </chart:axis>
          <chart:axis chart:dimension="y" chart:name="primary-y" chart:style-name="ch4">
            <chart:title svg:x="0.451cm" svg:y="6.585cm" chart:style-name="ch6">
              <text:p>Average Thread Latency (s)</text:p>
            </chart:title>
            <chart:grid chart:style-name="ch7" chart:class="major"/>
          </chart:axis>
          <chart:series chart:style-name="ch8" chart:values-cell-range-address="Hoja1.E88:Hoja1.E90" chart:label-cell-address="Hoja1.E87:Hoja1.E8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Latency</text:p>
                <draw:g>
                  <svg:desc>Hoja1.E87:Hoja1.E8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88:Hoja1.B90</svg:desc>
                </draw:g>
              </table:table-cell>
              <table:table-cell office:value-type="float" office:value="19.76273">
                <text:p>19.76273</text:p>
                <draw:g>
                  <svg:desc>Hoja1.E88:Hoja1.E9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122092">
                <text:p>6.1220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732231">
                <text:p>3.7322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BigchainDB Sending 10000 Transactions</text:p>
        </chart:title>
        <chart:plot-area chart:style-name="ch3" table:cell-range-address="Hoja1.B83:Hoja1.B85 Hoja1.E82:Hoja1.E85" chart:data-source-has-labels="both" svg:x="1.331cm" svg:y="1.275cm" svg:width="14.349cm" svg:height="6.564cm">
          <chartooo:coordinate-region svg:x="2.138cm" svg:y="1.474cm" svg:width="13.448cm" svg:height="5.718cm"/>
          <chart:axis chart:dimension="x" chart:name="primary-x" chart:style-name="ch4" chartooo:axis-type="auto">
            <chartooo:date-scale/>
            <chart:title svg:x="7.072cm" svg:y="8.019cm" chart:style-name="ch5">
              <text:p>Number of Threads</text:p>
            </chart:title>
            <chart:categories table:cell-range-address="Hoja1.B83:Hoja1.B85"/>
          </chart:axis>
          <chart:axis chart:dimension="y" chart:name="primary-y" chart:style-name="ch4">
            <chart:title svg:x="0.451cm" svg:y="6.585cm" chart:style-name="ch6">
              <text:p>Average Thread Latency (s)</text:p>
            </chart:title>
            <chart:grid chart:style-name="ch7" chart:class="major"/>
          </chart:axis>
          <chart:series chart:style-name="ch8" chart:values-cell-range-address="Hoja1.E83:Hoja1.E85" chart:label-cell-address="Hoja1.E82:Hoja1.E82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Latency</text:p>
                <draw:g>
                  <svg:desc>Hoja1.E82:Hoja1.E8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83:Hoja1.B85</svg:desc>
                </draw:g>
              </table:table-cell>
              <table:table-cell office:value-type="float" office:value="198.5834">
                <text:p>198.5834</text:p>
                <draw:g>
                  <svg:desc>Hoja1.E83:Hoja1.E8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.16513">
                <text:p>65.165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.07361">
                <text:p>38.073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151cm" svg:y="0.316cm" chart:style-name="ch2">
          <text:p>BigchainDB Average Latency with Different Number of Transactions per Thread</text:p>
        </chart:title>
        <chart:legend chart:legend-position="end" svg:x="13.439cm" svg:y="3.952cm" style:legend-expansion="high" chart:style-name="ch3"/>
        <chart:plot-area chart:style-name="ch4" table:cell-range-address="Hoja1.B88:Hoja1.B90 Hoja1.E88:Hoja1.E90 Hoja1.E83:Hoja1.E85" chart:data-source-has-labels="both" svg:x="1.331cm" svg:y="1.275cm" svg:width="11.788cm" svg:height="6.564cm">
          <chartooo:coordinate-region svg:x="2.138cm" svg:y="1.474cm" svg:width="10.887cm" svg:height="5.718cm"/>
          <chart:axis chart:dimension="x" chart:name="primary-x" chart:style-name="ch5" chartooo:axis-type="auto">
            <chartooo:date-scale/>
            <chart:title svg:x="5.792cm" svg:y="8.019cm" chart:style-name="ch6">
              <text:p>Number of Threads</text:p>
            </chart:title>
            <chart:categories table:cell-range-address="Hoja1.B88:Hoja1.B90"/>
          </chart:axis>
          <chart:axis chart:dimension="y" chart:name="primary-y" chart:style-name="ch5">
            <chart:title svg:x="0.451cm" svg:y="6.585cm" chart:style-name="ch7">
              <text:p>Average Thread Latency (s)</text:p>
            </chart:title>
            <chart:grid chart:style-name="ch8" chart:class="major"/>
          </chart:axis>
          <chart:series chart:style-name="ch9" chart:values-cell-range-address="Hoja1.E88:Hoja1.E90" loext:label-string="1000tx" chart:class="chart:line">
            <chart:data-point chart:repeated="3"/>
          </chart:series>
          <chart:series chart:style-name="ch10" chart:values-cell-range-address="Hoja1.E83:Hoja1.E85" loext:label-string="10000tx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tx</text:p>
              </table:table-cell>
              <table:table-cell office:value-type="string">
                <text:p>10000t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88:Hoja1.B90</svg:desc>
                </draw:g>
              </table:table-cell>
              <table:table-cell office:value-type="float" office:value="19.76273">
                <text:p>19.76273</text:p>
                <draw:g>
                  <svg:desc>Hoja1.E88:Hoja1.E90</svg:desc>
                </draw:g>
              </table:table-cell>
              <table:table-cell office:value-type="float" office:value="198.5834">
                <text:p>198.5834</text:p>
                <draw:g>
                  <svg:desc>Hoja1.E83:Hoja1.E8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122092">
                <text:p>6.122092</text:p>
              </table:table-cell>
              <table:table-cell office:value-type="float" office:value="65.16513">
                <text:p>65.165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732231">
                <text:p>3.732231</text:p>
              </table:table-cell>
              <table:table-cell office:value-type="float" office:value="38.07361">
                <text:p>38.0736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4.201cm" style:legend-expansion="high" chart:style-name="ch2"/>
        <chart:plot-area chart:style-name="ch3" table:cell-range-address="Hoja1.B151:Hoja1.C163 Hoja1.C150:Hoja1.C150" chart:data-source-has-labels="both" svg:x="0.32cm" svg:y="0.18cm" svg:width="11.873cm" svg:height="8.64cm">
          <chartooo:coordinate-region svg:x="1.312cm" svg:y="0.379cm" svg:width="10.509cm" svg:height="7.794cm"/>
          <chart:axis chart:dimension="x" chart:name="primary-x" chart:style-name="ch4" chartooo:axis-type="auto">
            <chartooo:date-scale/>
            <chart:categories table:cell-range-address="Hoja1.B151:Hoja1.B1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151:Hoja1.C163" chart:label-cell-address="Hoja1.C150:Hoja1.C15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 Queries/s</text:p>
                <draw:g>
                  <svg:desc>Hoja1.C150:Hoja1.C150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B151:Hoja1.B163</svg:desc>
                </draw:g>
              </table:table-cell>
              <table:table-cell office:value-type="float" office:value="50">
                <text:p>50</text:p>
                <draw:g>
                  <svg:desc>Hoja1.C151:Hoja1.C16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890.2">
                <text:p>2890.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2909.4">
                <text:p>2909.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926.7">
                <text:p>2926.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013.2">
                <text:p>3013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2.757cm" svg:y="0.316cm" chart:style-name="ch2">
          <text:p>Data Marketplace API Maximum Query Load Testing</text:p>
        </chart:title>
        <chart:legend chart:legend-position="end" svg:x="12.513cm" svg:y="3.952cm" style:legend-expansion="high" chart:style-name="ch3"/>
        <chart:plot-area chart:style-name="ch4" table:cell-range-address="Hoja1.B150:Hoja1.C163" chart:data-source-has-labels="both" svg:x="0.32cm" svg:y="1.275cm" svg:width="11.873cm" svg:height="7.545cm">
          <chartooo:coordinate-region svg:x="1.312cm" svg:y="1.474cm" svg:width="10.509cm" svg:height="6.699cm"/>
          <chart:axis chart:dimension="x" chart:name="primary-x" chart:style-name="ch5" chartooo:axis-type="auto">
            <chartooo:date-scale/>
            <chart:categories table:cell-range-address="Hoja1.B151:Hoja1.B1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1:Hoja1.B163" chart:label-cell-address="Hoja1.B150:Hoja1.B150" chart:class="chart:line">
            <chart:data-point chart:repeated="13"/>
          </chart:series>
          <chart:series chart:style-name="ch8" chart:values-cell-range-address="Hoja1.C151:Hoja1.C163" chart:label-cell-address="Hoja1.C150:Hoja1.C150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Queries/s</text:p>
                <draw:g>
                  <svg:desc>Hoja1.B150:Hoja1.B150</svg:desc>
                </draw:g>
              </table:table-cell>
              <table:table-cell office:value-type="string">
                <text:p>Out Queries/s</text:p>
                <draw:g>
                  <svg:desc>Hoja1.C150:Hoja1.C150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B151:Hoja1.B163</svg:desc>
                </draw:g>
              </table:table-cell>
              <table:table-cell office:value-type="float" office:value="50">
                <text:p>50</text:p>
                <draw:g>
                  <svg:desc>Hoja1.B151:Hoja1.B163</svg:desc>
                </draw:g>
              </table:table-cell>
              <table:table-cell office:value-type="float" office:value="50">
                <text:p>50</text:p>
                <draw:g>
                  <svg:desc>Hoja1.C151:Hoja1.C16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2890.2">
                <text:p>2890.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3250">
                <text:p>3250</text:p>
              </table:table-cell>
              <table:table-cell office:value-type="float" office:value="2909.4">
                <text:p>2909.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2926.7">
                <text:p>2926.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3013.2">
                <text:p>3013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57cm" svg:y="0.316cm" chart:style-name="ch2">
          <text:p>Data Marketplace API Maximum Query Load Testing</text:p>
        </chart:title>
        <chart:plot-area chart:style-name="ch3" table:cell-range-address="Hoja1.B157:Hoja1.C161 Hoja1.C150:Hoja1.C150" chart:data-source-has-labels="both" svg:x="1.331cm" svg:y="1.275cm" svg:width="14.349cm" svg:height="6.564cm">
          <chartooo:coordinate-region svg:x="2.323cm" svg:y="1.474cm" svg:width="12.985cm" svg:height="5.718cm"/>
          <chart:axis chart:dimension="x" chart:name="primary-x" chart:style-name="ch4" chartooo:axis-type="auto">
            <chartooo:date-scale/>
            <chart:title svg:x="7.389cm" svg:y="8.019cm" chart:style-name="ch5">
              <text:p>Sent Queries/s</text:p>
            </chart:title>
            <chart:categories table:cell-range-address="Hoja1.B157:Hoja1.B161"/>
          </chart:axis>
          <chart:axis chart:dimension="y" chart:name="primary-y" chart:style-name="ch4">
            <chart:title svg:x="0.451cm" svg:y="6.109cm" chart:style-name="ch6">
              <text:p>Processed Queries/s</text:p>
            </chart:title>
            <chart:grid chart:style-name="ch7" chart:class="major"/>
          </chart:axis>
          <chart:series chart:style-name="ch8" chart:values-cell-range-address="Hoja1.C157:Hoja1.C161" chart:label-cell-address="Hoja1.C150:Hoja1.C15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 Queries/s</text:p>
                <draw:g>
                  <svg:desc>Hoja1.C150:Hoja1.C150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Hoja1.B157:Hoja1.B161</svg:desc>
                </draw:g>
              </table:table-cell>
              <table:table-cell office:value-type="float" office:value="2500">
                <text:p>2500</text:p>
                <draw:g>
                  <svg:desc>Hoja1.C157:Hoja1.C161</svg:desc>
                </draw:g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890.2">
                <text:p>2890.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2909.4">
                <text:p>2909.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926.7">
                <text:p>2926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3.044cm" svg:y="0.316cm" chart:style-name="ch2">
          <text:p>Hyperledger Latency Given the Amount of Assets</text:p>
        </chart:title>
        <chart:plot-area chart:style-name="ch3" table:cell-range-address="Hoja1.B41:Hoja1.C45 Hoja1.C40:Hoja1.C40" chart:data-source-has-labels="both" svg:x="1.33cm" svg:y="1.275cm" svg:width="14.344cm" svg:height="6.569cm">
          <chartooo:coordinate-region svg:x="1.951cm" svg:y="1.474cm" svg:width="13.443cm" svg:height="5.723cm"/>
          <chart:axis chart:dimension="x" chart:name="primary-x" chart:style-name="ch4" chartooo:axis-type="auto">
            <chartooo:date-scale/>
            <chart:title svg:x="7.188cm" svg:y="8.024cm" chart:style-name="ch5">
              <text:p>Number of Assets</text:p>
            </chart:title>
            <chart:categories table:cell-range-address="Hoja1.B41:Hoja1.B45"/>
          </chart:axis>
          <chart:axis chart:dimension="y" chart:name="primary-y" chart:style-name="ch4">
            <chart:title svg:x="0.451cm" svg:y="5.41cm" chart:style-name="ch6">
              <text:p>Latency (s)</text:p>
            </chart:title>
            <chart:grid chart:style-name="ch7" chart:class="major"/>
          </chart:axis>
          <chart:series chart:style-name="ch8" chart:values-cell-range-address="Hoja1.C41:Hoja1.C45" chart:label-cell-address="Hoja1.C40:Hoja1.C4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Hoja1.C40:Hoja1.C40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Hoja1.B41:Hoja1.B45</svg:desc>
                </draw:g>
              </table:table-cell>
              <table:table-cell office:value-type="float" office:value="1.67675">
                <text:p>1.67675</text:p>
                <draw:g>
                  <svg:desc>Hoja1.C41:Hoja1.C45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63516">
                <text:p>4.635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.87916">
                <text:p>8.8791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.2437">
                <text:p>17.243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34.1798">
                <text:p>34.1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17cm" svg:y="0.316cm" chart:style-name="ch2">
          <text:p>Data Marketplace API Maximum Data Updates Load Testing</text:p>
        </chart:title>
        <chart:plot-area chart:style-name="ch3" table:cell-range-address="Hoja1.B209:Hoja1.C214 Hoja1.C208:Hoja1.C208" chart:data-source-has-labels="both" svg:x="1.331cm" svg:y="1.275cm" svg:width="14.349cm" svg:height="6.564cm">
          <chartooo:coordinate-region svg:x="2.058cm" svg:y="1.474cm" svg:width="13.528cm" svg:height="5.718cm"/>
          <chart:axis chart:dimension="x" chart:name="primary-x" chart:style-name="ch4" chartooo:axis-type="auto">
            <chartooo:date-scale/>
            <chart:title svg:x="7.045cm" svg:y="8.019cm" chart:style-name="ch5">
              <text:p>Sent Data Update/s</text:p>
            </chart:title>
            <chart:categories table:cell-range-address="Hoja1.B209:Hoja1.B214"/>
          </chart:axis>
          <chart:axis chart:dimension="y" chart:name="primary-y" chart:style-name="ch4">
            <chart:title svg:x="0.451cm" svg:y="6.374cm" chart:style-name="ch6">
              <text:p>Received Data Update/s</text:p>
            </chart:title>
            <chart:grid chart:style-name="ch7" chart:class="major"/>
          </chart:axis>
          <chart:series chart:style-name="ch8" chart:values-cell-range-address="Hoja1.C209:Hoja1.C214" chart:label-cell-address="Hoja1.C208:Hoja1.C20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 Updates/s</text:p>
                <draw:g>
                  <svg:desc>Hoja1.C208:Hoja1.C208</svg:desc>
                </draw:g>
              </table:table-cell>
            </table:table-row>
          </table:table-header-rows>
          <table:table-rows>
            <table:table-row>
              <table:table-cell office:value-type="float" office:value="0.33">
                <text:p>0.33</text:p>
                <draw:g>
                  <svg:desc>Hoja1.B209:Hoja1.B214</svg:desc>
                </draw:g>
              </table:table-cell>
              <table:table-cell office:value-type="float" office:value="0.33">
                <text:p>0.33</text:p>
                <draw:g>
                  <svg:desc>Hoja1.C209:Hoja1.C2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512073548">
                <text:p>0.5120735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29392415">
                <text:p>0.5293924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3159065">
                <text:p>0.57315906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31cm" svg:y="0.316cm" chart:style-name="ch2">
          <text:p>Hyperledger Throughput Given the Amount of Assets</text:p>
        </chart:title>
        <chart:plot-area chart:style-name="ch3" table:cell-range-address="Hoja1.B41:Hoja1.B45 Hoja1.C32:Hoja1.C37" chart:data-source-has-labels="both" svg:x="1.331cm" svg:y="1.275cm" svg:width="14.349cm" svg:height="6.564cm">
          <chartooo:coordinate-region svg:x="1.767cm" svg:y="1.474cm" svg:width="13.448cm" svg:height="5.718cm"/>
          <chart:axis chart:dimension="x" chart:name="primary-x" chart:style-name="ch4" chartooo:axis-type="auto">
            <chartooo:date-scale/>
            <chart:title svg:x="7.191cm" svg:y="8.019cm" chart:style-name="ch5">
              <text:p>Number of Assets</text:p>
            </chart:title>
            <chart:categories table:cell-range-address="Hoja1.B41:Hoja1.B45"/>
          </chart:axis>
          <chart:axis chart:dimension="y" chart:name="primary-y" chart:style-name="ch4">
            <chart:title svg:x="0.451cm" svg:y="5.673cm" chart:style-name="ch6">
              <text:p>Throughput (s)</text:p>
            </chart:title>
            <chart:grid chart:style-name="ch7" chart:class="major"/>
          </chart:axis>
          <chart:series chart:style-name="ch8" chart:values-cell-range-address="Hoja1.C33:Hoja1.C37" chart:label-cell-address="Hoja1.C32:Hoja1.C3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put</text:p>
                <draw:g>
                  <svg:desc>Hoja1.C32:Hoja1.C3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Hoja1.B41:Hoja1.B45</svg:desc>
                </draw:g>
              </table:table-cell>
              <table:table-cell office:value-type="float" office:value="4.28396">
                <text:p>4.28396</text:p>
                <draw:g>
                  <svg:desc>Hoja1.C33:Hoja1.C37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62865">
                <text:p>8.6286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.478">
                <text:p>10.4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.8618">
                <text:p>11.861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2.2992">
                <text:p>12.29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12cm" svg:y="0.316cm" chart:style-name="ch2">
          <text:p>Hyperledger Maximum Load Balancing No Asset Type</text:p>
        </chart:title>
        <chart:legend chart:legend-position="end" svg:x="13.121cm" svg:y="3.952cm" style:legend-expansion="high" chart:style-name="ch3"/>
        <chart:plot-area chart:style-name="ch4" table:cell-range-address="Hoja1.C60:Hoja1.D70" chart:data-source-has-labels="row" svg:x="1.331cm" svg:y="1.275cm" svg:width="11.47cm" svg:height="6.564cm">
          <chartooo:coordinate-region svg:x="1.767cm" svg:y="1.474cm" svg:width="10.662cm" svg:height="5.718cm"/>
          <chart:axis chart:dimension="x" chart:name="primary-x" chart:style-name="ch5">
            <chart:title svg:x="6.109cm" svg:y="8.019cm" chart:style-name="ch6">
              <text:p>Input Asset/s</text:p>
            </chart:title>
          </chart:axis>
          <chart:axis chart:dimension="y" chart:name="primary-y" chart:style-name="ch5">
            <chart:title svg:x="0.451cm" svg:y="5.633cm" chart:style-name="ch7">
              <text:p>Output Asset/s</text:p>
            </chart:title>
            <chart:grid chart:style-name="ch8" chart:class="major"/>
          </chart:axis>
          <chart:series chart:style-name="ch9" chart:values-cell-range-address="Hoja1.C61:Hoja1.C70" chart:label-cell-address="Hoja1.C60:Hoja1.C60" chart:class="chart:line">
            <chart:data-point chart:repeated="10"/>
          </chart:series>
          <chart:series chart:style-name="ch10" chart:values-cell-range-address="Hoja1.D61:Hoja1.D70" chart:label-cell-address="Hoja1.D60:Hoja1.D6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Asset</text:p>
                <draw:g>
                  <svg:desc>Hoja1.C60:Hoja1.C60</svg:desc>
                </draw:g>
              </table:table-cell>
              <table:table-cell office:value-type="string">
                <text:p>Out Asset</text:p>
                <draw:g>
                  <svg:desc>Hoja1.D60:Hoja1.D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61:Hoja1.C70</svg:desc>
                </draw:g>
              </table:table-cell>
              <table:table-cell office:value-type="float" office:value="0.99731">
                <text:p>0.99731</text:p>
                <draw:g>
                  <svg:desc>Hoja1.D61:Hoja1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889">
                <text:p>1.9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8405">
                <text:p>2.98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6155">
                <text:p>3.96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5071">
                <text:p>4.95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3435">
                <text:p>5.93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4563">
                <text:p>6.94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85265">
                <text:p>7.85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396">
                <text:p>0.48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977">
                <text:p>0.39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81cm" svg:y="0.316cm" chart:style-name="ch2">
          <text:p>Hyperledger Maximum Load Test No Asset Type</text:p>
        </chart:title>
        <chart:plot-area chart:style-name="ch3" table:cell-range-address="Hoja1.D60:Hoja1.D70" chart:data-source-has-labels="row" svg:x="1.331cm" svg:y="1.275cm" svg:width="14.349cm" svg:height="6.564cm">
          <chartooo:coordinate-region svg:x="1.767cm" svg:y="1.474cm" svg:width="13.726cm" svg:height="5.718cm"/>
          <chart:axis chart:dimension="x" chart:name="primary-x" chart:style-name="ch4">
            <chart:title svg:x="7.548cm" svg:y="8.019cm" chart:style-name="ch5">
              <text:p>Input Asset/s</text:p>
            </chart:title>
          </chart:axis>
          <chart:axis chart:dimension="y" chart:name="primary-y" chart:style-name="ch4">
            <chart:title svg:x="0.451cm" svg:y="5.633cm" chart:style-name="ch6">
              <text:p>Output Asset/s</text:p>
            </chart:title>
            <chart:grid chart:style-name="ch7" chart:class="major"/>
          </chart:axis>
          <chart:series chart:style-name="ch8" chart:values-cell-range-address="Hoja1.D61:Hoja1.D70" chart:label-cell-address="Hoja1.D60:Hoja1.D6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 Asset</text:p>
                <draw:g>
                  <svg:desc>Hoja1.D60:Hoja1.D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731">
                <text:p>0.99731</text:p>
                <draw:g>
                  <svg:desc>Hoja1.D61:Hoja1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889">
                <text:p>1.9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8405">
                <text:p>2.98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6155">
                <text:p>3.96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5071">
                <text:p>4.95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3435">
                <text:p>5.93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4563">
                <text:p>6.94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5265">
                <text:p>7.85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396">
                <text:p>0.48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77">
                <text:p>0.39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26cm" svg:y="0.316cm" chart:style-name="ch2">
          <text:p>Hyperledger Jitter Given the Amount of Assets</text:p>
        </chart:title>
        <chart:plot-area chart:style-name="ch3" table:cell-range-address="Hoja1.B42:Hoja1.B45 Hoja1.D32:Hoja1.D37" chart:data-source-has-labels="both" svg:x="1.331cm" svg:y="1.275cm" svg:width="14.349cm" svg:height="6.564cm">
          <chartooo:coordinate-region svg:x="2.138cm" svg:y="1.474cm" svg:width="13.262cm" svg:height="5.718cm"/>
          <chart:axis chart:dimension="x" chart:name="primary-x" chart:style-name="ch4" chartooo:axis-type="auto">
            <chartooo:date-scale/>
            <chart:title svg:x="7.191cm" svg:y="8.019cm" chart:style-name="ch5">
              <text:p>Number of Assets</text:p>
            </chart:title>
            <chart:categories table:cell-range-address="Hoja1.B42:Hoja1.B45"/>
          </chart:axis>
          <chart:axis chart:dimension="y" chart:name="primary-y" chart:style-name="ch4">
            <chart:title svg:x="0.451cm" svg:y="4.958cm" chart:style-name="ch6">
              <text:p>Jitter</text:p>
            </chart:title>
            <chart:grid chart:style-name="ch7" chart:class="major"/>
          </chart:axis>
          <chart:series chart:style-name="ch8" chart:values-cell-range-address="Hoja1.D34:Hoja1.D37" chart:label-cell-address="Hoja1.D32:Hoja1.D3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text:list>
                  <text:list-item>
                    <text:p>Jitter</text:p>
                  </text:list-item>
                  <text:list-item>
                    <text:p/>
                  </text:list-item>
                </text:list>
                <draw:g>
                  <svg:desc>Hoja1.D32:Hoja1.D33</svg:desc>
                </draw:g>
              </table:table-cell>
            </table:table-row>
          </table:table-header-rows>
          <table:table-rows>
            <table:table-row>
              <table:table-cell office:value-type="float" office:value="24">
                <text:p>24</text:p>
                <draw:g>
                  <svg:desc>Hoja1.B42:Hoja1.B45</svg:desc>
                </draw:g>
              </table:table-cell>
              <table:table-cell office:value-type="float" office:value="237.57">
                <text:p>237.57</text:p>
                <draw:g>
                  <svg:desc>Hoja1.D34:Hoja1.D37</svg:desc>
                </draw:g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75.194">
                <text:p>275.19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42.772">
                <text:p>342.77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50.735">
                <text:p>650.7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line" chart:style-name="ch1">
        <chart:title svg:x="0.699cm" svg:y="0.316cm" chart:style-name="ch2">
          <text:p>BigchainBD Throughput with Different Number of Transactions per Thread</text:p>
        </chart:title>
        <chart:legend chart:legend-position="end" svg:x="13.449cm" svg:y="3.955cm" style:legend-expansion="high" chart:style-name="ch3"/>
        <chart:plot-area chart:style-name="ch4" table:cell-range-address="Hoja1.B83:Hoja1.C85 Hoja1.C88:Hoja1.C90" chart:data-source-has-labels="both" svg:x="1.331cm" svg:y="1.275cm" svg:width="11.798cm" svg:height="6.57cm">
          <chartooo:coordinate-region svg:x="2.138cm" svg:y="1.474cm" svg:width="10.898cm" svg:height="5.724cm"/>
          <chart:axis chart:dimension="x" chart:name="primary-x" chart:style-name="ch5" chartooo:axis-type="auto">
            <chartooo:date-scale/>
            <chart:title svg:x="5.797cm" svg:y="8.025cm" chart:style-name="ch6">
              <text:p>Number of Threads</text:p>
            </chart:title>
            <chart:categories table:cell-range-address="Hoja1.B83:Hoja1.B85"/>
          </chart:axis>
          <chart:axis chart:dimension="y" chart:name="primary-y" chart:style-name="ch5">
            <chart:title svg:x="0.451cm" svg:y="5.887cm" chart:style-name="ch7">
              <text:p>Throughput (Tx/s)</text:p>
            </chart:title>
            <chart:grid chart:style-name="ch8" chart:class="major"/>
          </chart:axis>
          <chart:series chart:style-name="ch9" chart:values-cell-range-address="Hoja1.C83:Hoja1.C85" loext:label-string="10000tx" chart:class="chart:line">
            <chart:data-point chart:repeated="3"/>
          </chart:series>
          <chart:series chart:style-name="ch10" chart:values-cell-range-address="Hoja1.C88:Hoja1.C90" loext:label-string="1000tx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tx</text:p>
              </table:table-cell>
              <table:table-cell office:value-type="string">
                <text:p>1000t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83:Hoja1.B85</svg:desc>
                </draw:g>
              </table:table-cell>
              <table:table-cell office:value-type="float" office:value="50.3566">
                <text:p>50.3566</text:p>
                <draw:g>
                  <svg:desc>Hoja1.C83:Hoja1.C85</svg:desc>
                </draw:g>
              </table:table-cell>
              <table:table-cell office:value-type="float" office:value="50.6002">
                <text:p>50.6002</text:p>
                <draw:g>
                  <svg:desc>Hoja1.C88:Hoja1.C9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2.958">
                <text:p>152.958</text:p>
              </table:table-cell>
              <table:table-cell office:value-type="float" office:value="159.049">
                <text:p>159.0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.904">
                <text:p>260.904</text:p>
              </table:table-cell>
              <table:table-cell office:value-type="float" office:value="262.907">
                <text:p>262.9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76cm" svg:y="0.316cm" chart:style-name="ch2">
          <text:p>IOTA Throughput</text:p>
        </chart:title>
        <chart:plot-area chart:style-name="ch3" table:cell-range-address="Hoja1.B112:Hoja1.C115 Hoja1.C111:Hoja1.C111" chart:data-source-has-labels="both" svg:x="1.331cm" svg:y="1.275cm" svg:width="14.349cm" svg:height="6.564cm">
          <chartooo:coordinate-region svg:x="2.058cm" svg:y="1.474cm" svg:width="13.342cm" svg:height="5.718cm"/>
          <chart:axis chart:dimension="x" chart:name="primary-x" chart:style-name="ch4" chartooo:axis-type="auto">
            <chartooo:date-scale/>
            <chart:title svg:x="5.842cm" svg:y="8.019cm" chart:style-name="ch5">
              <text:p>Number of Transactions sent at once</text:p>
            </chart:title>
            <chart:categories table:cell-range-address="Hoja1.B112:Hoja1.B115"/>
          </chart:axis>
          <chart:axis chart:dimension="y" chart:name="primary-y" chart:style-name="ch4">
            <chart:title svg:x="0.451cm" svg:y="5.831cm" chart:style-name="ch6">
              <text:p>Throughput (tx/s)</text:p>
            </chart:title>
            <chart:grid chart:style-name="ch7" chart:class="major"/>
          </chart:axis>
          <chart:series chart:style-name="ch8" chart:values-cell-range-address="Hoja1.C112:Hoja1.C115" chart:label-cell-address="Hoja1.C111:Hoja1.C11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Hoja1.C111:Hoja1.C11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.B112:Hoja1.B115</svg:desc>
                </draw:g>
              </table:table-cell>
              <table:table-cell office:value-type="float" office:value="0.01307">
                <text:p>0.01307</text:p>
                <draw:g>
                  <svg:desc>Hoja1.C112:Hoja1.C115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1971">
                <text:p>0.219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6121">
                <text:p>0.661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1985">
                <text:p>0.119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72cm" svg:y="0.316cm" chart:style-name="ch2">
          <text:p>IOTA Jitter</text:p>
        </chart:title>
        <chart:plot-area chart:style-name="ch3" table:cell-range-address="Hoja1.B112:Hoja1.B115 Hoja1.D111:Hoja1.D115" chart:data-source-has-labels="both" svg:x="1.331cm" svg:y="1.275cm" svg:width="14.349cm" svg:height="6.564cm">
          <chartooo:coordinate-region svg:x="2.138cm" svg:y="1.474cm" svg:width="13.262cm" svg:height="5.718cm"/>
          <chart:axis chart:dimension="x" chart:name="primary-x" chart:style-name="ch4" chartooo:axis-type="auto">
            <chartooo:date-scale/>
            <chart:title svg:x="5.842cm" svg:y="8.019cm" chart:style-name="ch5">
              <text:p>Number of Transactions sent at once</text:p>
            </chart:title>
            <chart:categories table:cell-range-address="Hoja1.B112:Hoja1.B115"/>
          </chart:axis>
          <chart:axis chart:dimension="y" chart:name="primary-y" chart:style-name="ch4">
            <chart:title svg:x="0.451cm" svg:y="4.958cm" chart:style-name="ch6">
              <text:p>Jitter</text:p>
            </chart:title>
            <chart:grid chart:style-name="ch7" chart:class="major"/>
          </chart:axis>
          <chart:series chart:style-name="ch8" chart:values-cell-range-address="Hoja1.D112:Hoja1.D115" chart:label-cell-address="Hoja1.D111:Hoja1.D11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 </text:p>
                <draw:g>
                  <svg:desc>Hoja1.D111:Hoja1.D11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.B112:Hoja1.B115</svg:desc>
                </draw:g>
              </table:table-cell>
              <table:table-cell office:value-type="float" office:value="152.4086">
                <text:p>152.4086</text:p>
                <draw:g>
                  <svg:desc>Hoja1.D112:Hoja1.D115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.5869">
                <text:p>15.58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.85039">
                <text:p>35.850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8.4201">
                <text:p>238.42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